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BeeZee" svg:font-family="ABeeZee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3.437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.25in"/>
    </style:style>
    <style:style style:name="Table1.E" style:family="table-column">
      <style:table-column-properties style:column-width="0.5625in"/>
    </style:style>
    <style:style style:name="Table1.F" style:family="table-column">
      <style:table-column-properties style:column-width="0.5521in"/>
    </style:style>
    <style:style style:name="Table1.1" style:family="table-row">
      <style:table-row-properties style:min-row-height="0.2931in"/>
    </style:style>
    <style:style style:name="Table1.A1" style:family="table-cell">
      <style:table-cell-properties fo:padding="0.0382in" fo:border="none"/>
    </style:style>
    <style:style style:name="Table1.D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B2" style:family="table-cell">
      <style:table-cell-properties fo:padding="0.0382in" fo:border-left="none" fo:border-right="none" fo:border-top="none" fo:border-bottom="0.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0.1694in"/>
    </style:style>
    <style:style style:name="Table2.Q" style:family="table-column">
      <style:table-column-properties style:column-width="0.1701in"/>
    </style:style>
    <style:style style:name="Table2.R" style:family="table-column">
      <style:table-column-properties style:column-width="3.4653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="0.5pt solid #000000"/>
    </style:style>
    <style:style style:name="Table2.D1" style:family="table-cell">
      <style:table-cell-properties fo:padding="0.0382in" fo:border-left="0.5pt solid #000000" fo:border-right="none" fo:border-top="0.5pt solid #000000" fo:border-bottom="0.5pt solid #000000"/>
    </style:style>
    <style:style style:name="Table3" style:family="table">
      <style:table-properties style:width="6.9375in" fo:margin-left="0in" table:align="left" style:writing-mode="lr-tb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0.3125in"/>
    </style:style>
    <style:style style:name="Table3.D" style:family="table-column">
      <style:table-column-properties style:column-width="1in"/>
    </style:style>
    <style:style style:name="Table3.F" style:family="table-column">
      <style:table-column-properties style:column-width="0.5625in"/>
    </style:style>
    <style:style style:name="Table3.G" style:family="table-column">
      <style:table-column-properties style:column-width="0.4375in"/>
    </style:style>
    <style:style style:name="Table3.H" style:family="table-column">
      <style:table-column-properties style:column-width="1.375in"/>
    </style:style>
    <style:style style:name="Table3.A1" style:family="table-cell">
      <style:table-cell-properties style:vertical-align="middle" fo:padding="0.0382in" fo:border="0.05pt solid #808080"/>
    </style:style>
    <style:style style:name="Table3.F1" style:family="table-cell">
      <style:table-cell-properties style:vertical-align="middle" fo:padding="0.0382in" fo:border-left="0.05pt solid #808080" fo:border-right="none" fo:border-top="0.05pt solid #808080" fo:border-bottom="0.05pt solid #808080"/>
    </style:style>
    <style:style style:name="Table3.A2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3.E2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3.F5" style:family="table-cell">
      <style:table-cell-properties style:vertical-align="bottom" fo:padding="0.0382in" fo:border-left="0.05pt solid #808080" fo:border-right="0.05pt solid #808080" fo:border-top="none" fo:border-bottom="0.05pt solid #808080"/>
    </style:style>
    <style:style style:name="Table4" style:family="table">
      <style:table-properties style:width="6.9375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B" style:family="table-column">
      <style:table-column-properties style:column-width="0.3125in"/>
    </style:style>
    <style:style style:name="Table4.C" style:family="table-column">
      <style:table-column-properties style:column-width="6.0625in"/>
    </style:style>
    <style:style style:name="Table4.A1" style:family="table-cell">
      <style:table-cell-properties style:vertical-align="middle" fo:padding-left="0in" fo:padding-right="0in" fo:padding-top="0.0208in" fo:padding-bottom="0in" fo:border-left="none" fo:border-right="none" fo:border-top="0.05pt solid #000000" fo:border-bottom="none"/>
    </style:style>
    <style:style style:name="Table4.A2" style:family="table-cell">
      <style:table-cell-properties style:vertical-align="middle" fo:padding="0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name-complex="Calibri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officeooo:paragraph-rsid="0013bdbb" style:font-size-asian="10pt" style:font-name-complex="Calibri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officeooo:paragraph-rsid="001560a8" style:font-size-asian="10pt" style:font-name-complex="Calibri" style:font-size-complex="10pt"/>
    </style:style>
    <style:style style:name="P4" style:family="paragraph" style:parent-style-name="Table_20_Contents">
      <style:text-properties style:font-name="Calibri" fo:font-size="10pt" style:font-size-asian="10pt" style:font-name-complex="Calibri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0pt" fo:font-weight="normal" style:font-size-asian="10pt" style:font-name-complex="Calibri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weight="normal" style:font-size-asian="10pt" style:font-name-complex="Calibri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name-complex="Calibri" style:font-size-complex="10pt"/>
    </style:style>
    <style:style style:name="P8" style:family="paragraph" style:parent-style-name="Table_20_Contents">
      <style:text-properties style:font-name="Calibri" fo:font-size="10pt" fo:font-weight="bold" style:font-size-asian="10pt" style:font-name-complex="Calibri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Calibri" fo:font-weight="normal" style:font-weight-asian="normal" style:font-name-complex="Calibri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weight="normal" style:font-weight-asian="normal" style:font-name-complex="Calibri" style:font-weight-complex="normal"/>
    </style:style>
    <style:style style:name="P11" style:family="paragraph" style:parent-style-name="Title">
      <style:text-properties style:font-name="Calibri" style:font-name-complex="Arial"/>
    </style:style>
    <style:style style:name="P12" style:family="paragraph" style:parent-style-name="Standard"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P13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pt" fo:font-weight="normal" style:font-size-asian="10pt" style:font-name-complex="Calibri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weight="normal" style:font-size-asian="10pt" style:font-name-complex="Calibri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name-complex="Calibri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pt" style:font-size-asian="10pt" style:font-name-complex="Arial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0pt" officeooo:paragraph-rsid="0013bdbb" style:font-size-asian="10pt" style:font-name-complex="Arial" style:font-size-complex="10pt"/>
    </style:style>
    <style:style style:name="P19" style:family="paragraph" style:parent-style-name="Table_20_Contents">
      <style:text-properties style:font-name="Calibri" fo:font-size="10pt" officeooo:paragraph-rsid="0013bdbb" style:font-size-asian="10pt" style:font-name-complex="Arial" style:font-size-complex="10pt"/>
    </style:style>
    <style:style style:name="P20" style:family="paragraph" style:parent-style-name="Table_20_Contents">
      <style:text-properties style:font-name="Calibri" fo:font-size="10pt" style:font-size-asian="10pt" style:font-name-complex="Ari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name-complex="Calibri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officeooo:paragraph-rsid="0013bdbb" style:font-size-asian="10pt" style:font-name-complex="Arial" style:font-size-complex="10pt"/>
    </style:style>
    <style:style style:name="P27" style:family="paragraph" style:parent-style-name="Table_20_Contents">
      <style:text-properties style:font-name="Arial" fo:font-size="10pt" fo:font-style="italic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style="italic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" style:family="text">
      <style:text-properties fo:font-weight="normal"/>
    </style:style>
    <style:style style:name="T2" style:family="text">
      <style:text-properties style:font-weight-complex="normal"/>
    </style:style>
  </office:automatic-styles>
  <office:body>
    <office:text>
      <text:variable-decls>
        <text:variable-decl office:value-type="string" text:name="challanno"/>
        <text:variable-decl office:value-type="string" text:name="challandate"/>
        <text:variable-decl office:value-type="string" text:name="challanname"/>
        <text:variable-decl office:value-type="string" text:name="purposedetails"/>
        <text:variable-decl office:value-type="string" text:name="beneficiaryname"/>
        <text:variable-decl office:value-type="string" text:name="beneficiaryaddress"/>
        <text:variable-decl office:value-type="string" text:name="instrumentdetails"/>
        <text:variable-decl office:value-type="string" text:name="taka"/>
        <text:variable-decl office:value-type="string" text:name="paisa"/>
        <text:variable-decl office:value-type="string" text:name="totaltaka"/>
        <text:variable-decl office:value-type="string" text:name="totalpaisa"/>
        <text:variable-decl office:value-type="string" text:name="totalinwords"/>
        <text:variable-decl office:value-type="string" text:name="taxofficedetail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চালান ফরম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3" office:value-type="string">
            <text:p text:style-name="P24">টি, আর ফরম নং ৬ (এস আর ৩৭ দ্রষ্টব্য)</text:p>
          </table:table-cell>
          <table:covered-table-cell/>
          <table:covered-table-cell/>
          <table:table-cell table:style-name="Table1.D1" office:value-type="string">
            <text:p text:style-name="P25">১ম (মূল) কপি</text:p>
          </table:table-cell>
          <table:table-cell table:style-name="Table1.D1" office:value-type="string">
            <text:p text:style-name="P26">২য় কপি</text:p>
          </table:table-cell>
          <table:table-cell table:style-name="Table1.F1" office:value-type="string">
            <text:p text:style-name="P26">৩য় কপি</text:p>
          </table:table-cell>
        </table:table-row>
        <table:table-row table:style-name="Table1.1">
          <table:table-cell table:style-name="Table1.A1" office:value-type="string">
            <text:p text:style-name="P17">চালান নং</text:p>
          </table:table-cell>
          <table:table-cell table:style-name="Table1.B2" office:value-type="string">
            <text:p text:style-name="P4"><text:variable-set text:name="challanno" office:value-type="string">challanno</text:variable-set></text:p>
          </table:table-cell>
          <table:table-cell table:style-name="Table1.A1" office:value-type="string">
            <text:p text:style-name="P18">তারিখঃ</text:p>
          </table:table-cell>
          <table:table-cell table:style-name="Table1.A1" office:value-type="string">
            <text:p text:style-name="P2"><text:variable-set text:name="challandate" office:value-type="string">challandate</text:variable-set></text:p>
          </table:table-cell>
          <table:table-cell table:style-name="Table1.A1" office:value-type="string">
            <text:p text:style-name="P19">খ্রিঃ</text:p>
          </table:table-cell>
          <table:table-cell table:style-name="Table1.A1" office:value-type="string">
            <text:p text:style-name="P4"/>
          </table:table-cell>
        </table:table-row>
      </table:table>
      <text:p text:style-name="P13">বাংলাদেশ ব্যাংক / সোনালী ব্যাংকের Dhaka জেলার Green Road শাখায় টাকা জমা দেওয়ার চালান</text:p>
      <table:table table:name="Table2" table:style-name="Table2">
        <table:table-column table:style-name="Table2.A"/>
        <table:table-column table:style-name="Table2.B" table:number-columns-repeated="15"/>
        <table:table-column table:style-name="Table2.Q"/>
        <table:table-column table:style-name="Table2.R"/>
        <table:table-row table:style-name="TableLine1353393149584">
          <table:table-cell table:style-name="Table2.A1" office:value-type="string">
            <text:p text:style-name="P1">কোড নং</text:p>
          </table:table-cell>
          <table:table-cell table:style-name="Table2.B1" office:value-type="string">
            <text:p text:style-name="P1">১</text:p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1">১</text:p>
          </table:table-cell>
          <table:table-cell table:style-name="Table2.D1" office:value-type="string">
            <text:p text:style-name="P1">১</text:p>
          </table:table-cell>
          <table:table-cell table:style-name="Table2.D1" office:value-type="string">
            <text:p text:style-name="P1">৪</text:p>
          </table:table-cell>
          <table:table-cell table:style-name="Table2.B1" office:value-type="string">
            <text:p text:style-name="P1">১</text:p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1">০</text:p>
          </table:table-cell>
          <table:table-cell table:style-name="Table2.D1" office:value-type="string">
            <text:p text:style-name="P3">১</text:p>
          </table:table-cell>
          <table:table-cell table:style-name="Table2.D1" office:value-type="string">
            <text:p text:style-name="P3">১</text:p>
          </table:table-cell>
          <table:table-cell table:style-name="Table2.B1" office:value-type="string">
            <text:p text:style-name="P1">০</text:p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3">০</text:p>
          </table:table-cell>
          <table:table-cell table:style-name="Table2.D1" office:value-type="string">
            <text:p text:style-name="P3">১</text:p>
          </table:table-cell>
          <table:table-cell table:style-name="Table2.D1" office:value-type="string">
            <text:p text:style-name="P3">০</text:p>
          </table:table-cell>
          <table:table-cell table:style-name="Table2.B1" office:value-type="string">
            <text:p text:style-name="P3">১</text:p>
          </table:table-cell>
          <table:table-cell table:style-name="Table2.A1" office:value-type="string">
            <text:p text:style-name="P1"/>
          </table:table-cell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 table:number-columns-repeated="2"/>
        <table:table-column table:style-name="Table3.F"/>
        <table:table-column table:style-name="Table3.G"/>
        <table:table-column table:style-name="Table3.H"/>
        <table:table-row table:style-name="TableLine1353391450768">
          <table:table-cell table:style-name="Table3.A1" table:number-columns-spanned="5" office:value-type="string">
            <text:p text:style-name="P23">জমা প্রদানকারী কর্তৃক পূরন করিতে হইবে</text:p>
          </table:table-cell>
          <table:covered-table-cell/>
          <table:covered-table-cell/>
          <table:covered-table-cell/>
          <table:covered-table-cell/>
          <table:table-cell table:style-name="Table3.F1" table:number-columns-spanned="2" office:value-type="string">
            <text:p text:style-name="P23">টাকার অংক</text:p>
          </table:table-cell>
          <table:covered-table-cell/>
          <table:table-cell table:style-name="Table3.A1" table:number-rows-spanned="2" office:value-type="string">
            <text:p text:style-name="P23">বিভাগের নাম এবং চালানের পৃষ্ঠাংকনকারী কর্মকর্তার নাম, পদবী ও দপ্তর</text:p>
          </table:table-cell>
        </table:table-row>
        <table:table-row table:style-name="TableLine1353391455392">
          <table:table-cell table:style-name="Table3.A2" table:number-columns-spanned="2" office:value-type="string">
            <text:p text:style-name="P23">যাহার মারফৎ প্রদত্ত হইল তাহার নাম ও ঠিকানা</text:p>
          </table:table-cell>
          <table:covered-table-cell/>
          <table:table-cell table:style-name="Table3.A2" office:value-type="string">
            <text:p text:style-name="P23">যে ব্যক্তির / প্রতিষ্ঠানের পক্ষ হইতে টাকা প্রদত্ত হইল তাহার নাম, পদবী ও ঠিকানা</text:p>
          </table:table-cell>
          <table:table-cell table:style-name="Table3.A2" office:value-type="string">
            <text:p text:style-name="P23">কি বাবদ জমা দেওয়া হইল তাহার বিবরণ</text:p>
          </table:table-cell>
          <table:table-cell table:style-name="Table3.E2" office:value-type="string">
            <text:p text:style-name="P23">মুদ্রা ও নোটের বিবরণ / ড্রাফট, পে- অর্ডার ও চেকের বিবরণ</text:p>
          </table:table-cell>
          <table:table-cell table:style-name="Table3.A2" office:value-type="string">
            <text:p text:style-name="P22">টাকা</text:p>
          </table:table-cell>
          <table:table-cell table:style-name="Table3.A2" office:value-type="string">
            <text:p text:style-name="P22">পয়সা</text:p>
          </table:table-cell>
          <table:covered-table-cell table:style-name="Table3.E2"/>
        </table:table-row>
        <table:table-row table:style-name="TableLine1353392797104">
          <table:table-cell table:style-name="Table3.A2" table:number-columns-spanned="2" office:value-type="string">
            <text:p text:style-name="P6">SPECTRUM SOFTWARE &amp; CONSULTING (PVT.) LTD.<text:line-break/><text:line-break/>Ms. Sadia Imam Vasha<text:line-break/>Mob. 01553-701620<text:line-break/><text:line-break/>Address: 12, Kazi Nazrul Islam Avenue; BDBL Bhaban 7th Fl. Kawran Bazar, Dhaka 1215</text:p>
          </table:table-cell>
          <table:covered-table-cell/>
          <table:table-cell table:style-name="Table3.A2" office:value-type="string">
            <text:p text:style-name="P6"><text:variable-set text:name="beneficiaryname" office:value-type="string">beneficiaryname</text:variable-set></text:p>
            <text:p text:style-name="P6"/>
            <text:p text:style-name="P6"><text:variable-set text:name="beneficiaryaddress" office:value-type="string">beneficiaryaddress</text:variable-set></text:p>
          </table:table-cell>
          <table:table-cell table:style-name="Table3.A2" office:value-type="string">
            <text:p text:style-name="P6"><text:variable-set text:name="challanname" office:value-type="string">challanname</text:variable-set></text:p>
            <text:p text:style-name="P6"/>
            <text:p text:style-name="P6"><text:variable-set text:name="purposedetails" office:value-type="string">purposedetails</text:variable-set></text:p>
          </table:table-cell>
          <table:table-cell table:style-name="Table3.E2" office:value-type="string">
            <text:p text:style-name="P6"><text:variable-set text:name="instrumentdetails" office:value-type="string">instrumentdetails</text:variable-set></text:p>
          </table:table-cell>
          <table:table-cell table:style-name="Table3.A2" office:value-type="string">
            <text:p text:style-name="P5"><text:variable-set text:name="taka" office:value-type="string">taka</text:variable-set></text:p>
          </table:table-cell>
          <table:table-cell table:style-name="Table3.A2" office:value-type="string">
            <text:p text:style-name="P1"><text:variable-set text:name="paisa" office:value-type="string">paisa</text:variable-set></text:p>
          </table:table-cell>
          <table:table-cell table:style-name="Table3.E2" office:value-type="string">
            <text:p text:style-name="P6"><text:variable-set text:name="taxofficedetails" office:value-type="string">taxofficedetails</text:variable-set></text:p>
          </table:table-cell>
        </table:table-row>
        <table:table-row table:style-name="TableLine1353393150944">
          <table:table-cell table:style-name="Table3.E2" table:number-columns-spanned="5" office:value-type="string">
            <text:p text:style-name="P7">Total Taka</text:p>
          </table:table-cell>
          <table:covered-table-cell/>
          <table:covered-table-cell/>
          <table:covered-table-cell/>
          <table:covered-table-cell/>
          <table:table-cell table:style-name="Table3.A2" office:value-type="string">
            <text:p text:style-name="P7"><text:variable-set text:name="totaltaka" office:value-type="string">totaltaka</text:variable-set></text:p>
          </table:table-cell>
          <table:table-cell table:style-name="Table3.A2" office:value-type="string">
            <text:p text:style-name="P7"><text:variable-set text:name="totalpaisa" office:value-type="string">totalpaisa</text:variable-set></text:p>
          </table:table-cell>
          <table:table-cell table:style-name="Table3.E2" office:value-type="string">
            <text:p text:style-name="P4"/>
          </table:table-cell>
        </table:table-row>
        <table:table-row table:style-name="TableLine1353562458912">
          <table:table-cell table:style-name="Table3.A2" office:value-type="string">
            <text:p text:style-name="P8">Amount In word:</text:p>
          </table:table-cell>
          <table:table-cell table:style-name="Table3.E2" table:number-columns-spanned="4" office:value-type="string">
            <text:p text:style-name="P8"><text:variable-set text:name="totalinwords" office:value-type="string">totalinwords</text:variable-set></text:p>
          </table:table-cell>
          <table:covered-table-cell/>
          <table:covered-table-cell/>
          <table:covered-table-cell/>
          <table:table-cell table:style-name="Table3.F5" table:number-rows-spanned="3" table:number-columns-spanned="3" office:value-type="string">
            <text:p text:style-name="P25"><text:span text:style-name="T2">ম্যানেজার বাংলাদেশ ব্যাংক</text:span><text:span text:style-name="T1">/</text:span><text:span text:style-name="T2">সোনালী ব্যাংক</text:span></text:p>
          </table:table-cell>
          <table:covered-table-cell/>
          <table:covered-table-cell/>
        </table:table-row>
        <table:table-row table:style-name="TableLine1353562451024">
          <table:table-cell table:style-name="Table3.E2" table:number-columns-spanned="5" office:value-type="string">
            <text:p text:style-name="P20">টাকা পাওয়া গেল</text:p>
          </table:table-cell>
          <table:covered-table-cell/>
          <table:covered-table-cell/>
          <table:covered-table-cell/>
          <table:covered-table-cell/>
          <table:covered-table-cell table:style-name="Table3.E2"/>
          <table:covered-table-cell/>
          <table:covered-table-cell/>
        </table:table-row>
        <table:table-row table:style-name="TableLine1353562452112">
          <table:table-cell table:style-name="Table3.A2" office:value-type="string">
            <text:p text:style-name="P20">তারিখঃ</text:p>
          </table:table-cell>
          <table:table-cell table:style-name="Table3.A2" table:number-columns-spanned="2" office:value-type="string">
            <text:p text:style-name="P5"><text:variable-set text:name="challandate" office:value-type="string">challandate</text:variable-set></text:p>
          </table:table-cell>
          <table:covered-table-cell/>
          <table:table-cell table:style-name="Table3.E2" table:number-columns-spanned="2" office:value-type="string">
            <text:p text:style-name="P20">খ্রিঃ</text:p>
          </table:table-cell>
          <table:covered-table-cell/>
          <table:covered-table-cell table:style-name="Table3.E2"/>
          <table:covered-table-cell/>
          <table:covered-table-cell/>
        </table:table-row>
      </table:table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1353562457280">
          <table:table-cell table:style-name="Table4.A1" office:value-type="string">
            <text:p text:style-name="P27">নোটঃ</text:p>
          </table:table-cell>
          <table:table-cell table:style-name="Table4.A1" office:value-type="string">
            <text:p text:style-name="P28">১)</text:p>
          </table:table-cell>
          <table:table-cell table:style-name="Table4.A1" office:value-type="string">
            <text:p text:style-name="P27">সংশ্লিষ্ট দপ্তরের সহিত যোগাযোগ করিয়া সঠিক কোড নম্বর জানিয়া লইবেন।</text:p>
          </table:table-cell>
        </table:table-row>
        <table:table-row table:style-name="TableLine1353562459184"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8">২)</text:p>
          </table:table-cell>
          <table:table-cell table:style-name="Table4.A2" office:value-type="string">
            <text:p text:style-name="P27">* যে সকল ক্ষেত্রে কর্মকর্তা কর্তৃক পৃষ্ঠাংকন প্রয়োজন, সে সকল ক্ষেত্রে প্রযোজ্য হইবে।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BeeZee" svg:font-family="ABeeZee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7T20:12:11.064000000</dc:date>
    <meta:editing-duration>PT1H30M35S</meta:editing-duration>
    <meta:editing-cycles>11</meta:editing-cycles>
    <meta:generator>LibreOffice/7.2.5.2$Windows_X86_64 LibreOffice_project/499f9727c189e6ef3471021d6132d4c694f357e5</meta:generator>
    <meta:document-statistic meta:table-count="4" meta:image-count="0" meta:object-count="0" meta:page-count="1" meta:paragraph-count="58" meta:word-count="191" meta:character-count="838" meta:non-whitespace-character-count="703"/>
  </office:meta>
</office:document-meta>
</file>